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Nachmanides, Moses of Gerona, Ben Adereth, Judah Hallevi, Adolphe Franck</text:p>
      <text:p text:style-name="P5">Additional Places mentioned: Barcleon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./</text:p>
      <text:p text:style-name="P2"/>
      <text:p text:style-name="P3">[Front Cover]</text:p>
      <text:p text:style-name="P2">Post Biblical</text:p>
      <text:p text:style-name="P2">55/</text:p>
      <text:p text:style-name="P2"/>
      <text:p text:style-name="P3">[Page 1]</text:p>
      <text:p text:style-name="P3">In the course of my post Biblical lectures, which/ do not lay claim to any thing approaching com-/-pleteness, but which are confessedly only brief sketches,/ I have found it necessary incidentally to introduce some points/ foreign to the main subject. <text:s/>In that manner, I/ tried to make clear what I principally wished to/ elucidate. <text:s/>The subject which I intend to set forth/ this morning, will be marked by the same character./ <text:s/>We have seen Nachmanides rise nobly to the/ defense of his religion and we felt grateful. <text:s/>We must have admired/ his indefatigableness in striving to illustrate <text:span text:style-name="T2">the</text:span><text:span text:style-name="T5">/ the writings of Hebrew Sages, and, whatever opinion/ we may have formed about his speculative mysticism, we could but/ honor the sincerity of a man, who from conviction preferred the Kabbalah/ to the philosophy of the Greeks and the Arabs./ <text:s/>Now: none can be surprised that persons who/ had sat at the feet of such a master, became tho-/-roughly imbued with the identical ideas which/ he himself cherished. <text:s/>Among the </text:span><text:soft-page-break/><text:span text:style-name="T5">disciples/ of the renowned Moses of Gerona, no one surpassed/ in mental acquirements a native of Barcelona/</text:span></text:p>
      <text:p text:style-name="P3"><text:span text:style-name="T5"/></text:p>
      <text:p text:style-name="P3"><text:span text:style-name="T5">[Page 2]</text:span></text:p>
      <text:p text:style-name="P3"><text:span text:style-name="T5">who travelled[sic!] far in quest of knowledge./</text:span></text:p>
      <text:p text:style-name="P3"><text:span text:style-name="T5">Solomon Ben Adereth or </text:span><text:span text:style-name="T6">Rashba</text:span><text:span text:style-name="T7">, born in the year 1235 of the/ common reckoning, laid strong hold of the standard/ which his preceptor had set up. <text:s/>Talmud was/ his delight. <text:s/></text:span><text:span text:style-name="T3">The ritualistic</text:span><text:span text:style-name="T7"> To gain a perfect mastery/ of all which it contains, was his highest ambition./ <text:s/>The ritualistic department of that immense work,/ he resolved to expound by productions, relative to/ dietary ordinances, to the holiness of days set apart for religious convocations, to the sanctity of marriages, as well as to the solution/ of casuisitcial questions. <text:s/>But great as that/ achievement assuredly was, Ben Adereth aspired to attain/ another which I deem still greater. <text:s/>He made an effort to that effect and/ partly succeeded. <text:s/>Every Israelite, without/ possessing an intimate acquaintance with the/ Talmud, knows that it is not a systematically/ arranged legislation, where rules belonging to/ the same category, are so classified, as to/ enable the student readily to discover what/ he may be in search of. <text:s/>All are aware/ that in the course of a discussion, respecting/ a certain law, new topics are introduced and frequent-/-ly digressions are indulged in upon strange and/</text:span></text:p>
      <text:p text:style-name="P3"><text:span text:style-name="T7"/></text:p>
      <text:p text:style-name="P3"><text:span text:style-name="T7">[Page 3]</text:span></text:p>
      <text:p text:style-name="P3"><text:span text:style-name="T7">quaint notions. <text:s/>These also the Barcelona Rabbi under-/-took </text:span><text:span text:style-name="T3">also</text:span><text:span text:style-name="T7"> satisfactorily to explain. <text:s/>Too profoundly he revered/ the Sages ,to admit even tacitly that anything could/ have emanated from them, against which the human/ understanding rebels. <text:s/>But the task which he/ assumed in that direction, presented </text:span><text:span text:style-name="T3">greater</text:span><text:span text:style-name="T7"> more serious difficulties/ than he </text:span><text:span text:style-name="T3">or</text:span><text:span text:style-name="T7"> and others who tried it, could overcome. <text:s/></text:span><text:span text:style-name="T3">How-</text:span><text:span text:style-name="T7"> Still/ </text:span><text:span text:style-name="T3">-ever,</text:span><text:span text:style-name="T7"> in </text:span><text:span text:style-name="T3">many</text:span><text:span text:style-name="T7"> several instances Ben Adereth labored to a purpose./ <text:s/>I will cite an easy illustration of an easy sentence in/ the legendary portion of the Talmud. <text:s/>Rabbi Helbo/ is reported to have said, that whosoever offers prayers/ in a regularly settled place, will obtain the help of/ Abraham's God, and when he dies people will/ lament his loss in the following language: alas, that/ the pious and humble one, among the disciples of the/ founder of </text:span><text:span text:style-name="T3">our</text:span><text:span text:style-name="T7"> the Hebrew people, has gone. <text:s/>In his comment, Ben/ Adereth remarks that it is reasonable to agree with/ the Talmudist; namely, that by communing with the/ Lord in an appointed locality and not anywhere/ uphazard, a</text:span><text:span text:style-name="T3">s</text:span><text:span text:style-name="T7"> spiritual advantage will be derived, for/ a degree of </text:span><text:span text:style-name="T3">sanctity</text:span><text:span text:style-name="T7"> holiness will be attached to that spot,/</text:span></text:p>
      <text:p text:style-name="P3"><text:span text:style-name="T7"/></text:p>
      <text:p text:style-name="P3"><text:span text:style-name="T7">[Page 4]</text:span></text:p>
      <text:p text:style-name="P3"><text:span text:style-name="T7">so that when there, we may experience a reverent-/-ial awe. <text:s/>Considering that we are standing in the presence/ of a Supreme Being, we will realize our own insignificance,/ in contrast with the almightiness of Him whom we ad-/-dress. <text:s/>This influenced, we must grow devout and/ meek and deserve those appellations. <text:s/>On the con-/-trary, prayers recited wherever we may chance to/ be, would seem the discharge of perfunctory obli-/-gations, very unlike the conduct of Abraham, of/ whome we read: "He rose up early in the morning to/ go to the place, in which he had stood before the/ Lord" to stand before the Lord, meaning to pray with fervor./ <text:s/>Now: In connection with this elucidation by Solomon Ben Adereth, of a legendary saying, </text:span><text:span text:style-name="T3">by</text:span><text:span text:style-name="T7">/ </text:span><text:span text:style-name="T3">Moses of Gerona Solomon Ben Adereth,</text:span><text:span text:style-name="T7"> I recall what one of his predecessors--a/ deep thinker and an incomparable poet--wrote in the 12th/ century. <text:s/>Judah Hallevi in the famous Ciozari, answering/ his </text:span><text:span text:style-name="T3">suppositious</text:span><text:span text:style-name="T7"> imaginary interlocutor tells us, that were it not for the/ spiritual associations clustering round a structure/ where people congregate for religious exercises, the/ idea of pronouncing a building holy and believing that/ the Shekinah rests thereupon and angels hover above it,/ might seem a species of idolatry. <text:s/>The thought/</text:span></text:p>
      <text:p text:style-name="P3"><text:span text:style-name="T7"/></text:p>
      <text:p text:style-name="P3"><text:span text:style-name="T7">[Page 5]<text:line-break/>therefore it is, which imparts sanctity to </text:span><text:span text:style-name="T3">us ap-</text:span><text:span text:style-name="T7"> a place/ </text:span><text:span text:style-name="T3">-pointed place for</text:span><text:span text:style-name="T7"> set apart for devotional </text:span><text:soft-page-break/><text:span text:style-name="T7">purposes. <text:s/>Coming back to </text:span><text:span text:style-name="T3">Now</text:span><text:span text:style-name="T7"> the Barcelona/ Rabbi I will say that he closely followed Nachmanides, his venerated teacher, in/ another respect</text:span><text:span text:style-name="T3">s</text:span><text:span text:style-name="T7">, besides </text:span><text:span text:style-name="T3">his</text:span><text:span text:style-name="T7"> evincing great fondness for Talmudism./ <text:s/>He became enamored with Kabbalism, and his love for/ it, he manifested in several of his writings. Cau-/-tious was, indeed, the wise scholar not to expose his/ partiality for the mystic to the animadversion of its/ opponents, <text:s/>but he clung to his belief that the/ Kabbalah can boast of </text:span><text:span text:style-name="T3">al</text:span><text:span text:style-name="T7"> very ancient and sacred/ origin, forgotten during the vicissitudes that befell our/ </text:span><text:span text:style-name="T3">f</text:span><text:span text:style-name="T7"> nation after the dispersion under the Romans./ <text:s/>The views advanced by Ben Adereth, are shared by/ Adolphe Franck, the </text:span><text:span text:style-name="T3">nona</text:span><text:span text:style-name="T7">octogenarian ex-professor of phi-/-losophy in the Charlemagne college at Paris. <text:s/>In his volume "La Kabbale, on/ la philosophie religieuse des Hebreux," the French/ savant dilates upon that topic. <text:s/>The curious read-/-er will find in the work just cited, what </text:span><text:span text:style-name="T3">will</text:span><text:span text:style-name="T7"> may/ furnish him with a fund of information regarding/ the disputed merits of a mysterious science, which/ claims to be founded on the highest authority./</text:span></text:p>
      <text:p text:style-name="P3"><text:span text:style-name="T7"/></text:p>
      <text:p text:style-name="P3"><text:span text:style-name="T7">[Page 6]</text:span></text:p>
      <text:p text:style-name="P3"><text:span text:style-name="T7">However, Solomon Ben Adereth, owed the wide repu-/-tation which he gained, to his rare familiarity with/ Talmud and kindred </text:span><text:span text:style-name="T3">works</text:span><text:span text:style-name="T7"> learning, more than to aught/ else. <text:s/>Wherever Jews had settled during the thirteenth/ century, the solution of theological questions was/ sought at the hands of the Barcelona Rabbi./ <text:s/>The queries multiplied vastly, and as the answers/ were sure to be satisfactory and couched in a friendly/ style, the kind instructor won universal admiration/ and esteem. <text:s/>It is easily conceived that a/ far reaching renown will bring in its train to the possessor thereof un-/-looked for demands upon one's time and means./ <text:s/>So it happened, more than once, with regard to Ben/ Adereth. <text:s/>Notable was the case </text:span><text:span text:style-name="T3">of</text:span><text:span text:style-name="T7"> in reference to a grand-son of/ Maimonides. <text:s/>David, born in Egypt, where/ his immortal progenitor had honorably exercised the/ medical profession, stood well with the govern-/-ment and employed his influence to benefit his/ coreligionists. <text:s/>But at one time, he lost cast with/ the ruler, who, greedy of gold, removed all Jews/ from public offices, and thus exposed them </text:span><text:span text:style-name="T3">thus</text:span><text:span text:style-name="T7"> to/ the ill-will and annoyances of the low populace./</text:span></text:p>
      <text:p text:style-name="P3"><text:span text:style-name="T7"/></text:p>
      <text:p text:style-name="P3"><text:span text:style-name="T7">[Page 7]</text:span></text:p>
      <text:p text:style-name="P3"><text:span text:style-name="T7">David Ma</text:span><text:span text:style-name="T8">ï</text:span><text:span text:style-name="T9">mon, who knew that only by re-/-plenishing the coffers of the unrighteous </text:span><text:span text:style-name="T4">Sultan</text:span><text:span text:style-name="T9"> </text:span><text:span text:style-name="T4">Prynce</text:span><text:span text:style-name="T9"> Prince,/ he himself and his brethren in faith could hope to/ live unmolested, turned </text:span><text:span text:style-name="T4">eagerly</text:span><text:span text:style-name="T9"> anxiously to the Barcelona scho-/-lar for assistance. <text:s/>He felt that rich Israelites, would/ not refuse a person so distinguished for </text:span><text:span text:style-name="T4">learning lore</text:span><text:span text:style-name="T9"> Jewish lore and/ piety, when soliciting </text:span><text:span text:style-name="T4">assistance</text:span><text:span text:style-name="T9"> aid, in behalf of a lineal/ descendant of the greatest Rabbi, </text:span><text:span text:style-name="T4">whom</text:span><text:span text:style-name="T9"> that Spain had/ produced. <text:s/>Nor was the expectation ill-founded./ <text:s/>At Toledo resided a certain Samson Ben Meir, </text:span><text:span text:style-name="T4">trust-</text:span><text:span text:style-name="T9">/ worthy of Ben Adereth's confidence. <text:s/>He was assigned/ the charge to travel through Castile, Navarre and/ Italian cities, and gather the offerings of the faith-/-ful. <text:s/>The appeal met with a most generous response/ everywhere, and covetousness once gratified changed its/ frowns into gracious smiles. <text:s/>Now, if like/ Moses Ben Nachman, Solomon Ben Adereth excelled/ in Talmudism and like him remained attached to Kab-/-balism, the </text:span><text:span text:style-name="T4">copied</text:span><text:span text:style-name="T9"> Spanish Jew rivalled also his illustrious preceptor in/ the moral courage manifested in vindicating the an-/-cestral belief. <text:s/>Catholicism, aiming at univer-/-sal conquest, has sought converts at different times/</text:span></text:p>
      <text:p text:style-name="P3"><text:span text:style-name="T9"/></text:p>
      <text:p text:style-name="P3"><text:span text:style-name="T9">[Page 8]</text:span></text:p>
      <text:p text:style-name="P3"><text:span text:style-name="T9">with different </text:span><text:span text:style-name="T4">means</text:span><text:span text:style-name="T9"> agencies, now persuasive, anon coer-/-cive. <text:s/>That Church must be credited, at all events, with/ having promoted the cultivation of Hebrew and its lite-/rature, with the ultimate object</text:span><text:span text:style-name="T4">s</text:span><text:span text:style-name="T9"> that its </text:span><text:span text:style-name="T4">priests</text:span><text:span text:style-name="T9"> exponents/ may go forth well quipped to fight its battles, and/ it were unjust to deny that many did </text:span><text:span text:style-name="T4">and</text:span><text:span text:style-name="T9"> as they do yet exhibit</text:span><text:span text:style-name="T4">ed</text:span><text:span text:style-name="T9"> erudition./ <text:s/>In the thirteenth century paper wars against the/ Jewish people were waged with scholastic weapons./ <text:s/>But the trenchant swords were blunted </text:span><text:span text:style-name="T4">a</text:span><text:span text:style-name="T9"> by a keener/ steel, which such combatants as our Barcelona Rabbi/ weilded[sic!]. <text:s/>He wrote and spoke and publicly debated/ to prove Moses true and his disciples correct./ <text:s/>Noteworthy especially is a </text:span><text:soft-page-break/><text:span text:style-name="T9">controversy which he/ held with an anonymous Mohammedan. <text:s/>That/ Moslem had apostatized from his religion and/ become a Deist. <text:s/>With much force he sought to over-/throw the whole fabric of Revelation. <text:s/>In his effort/ </text:span><text:span text:style-name="T4">to</text:span><text:span text:style-name="T9"> he spared neither Islam, nor Christianity, nor Judaism./ <text:s/>Against our Scriptures, he asserted that during a/ thousand years, the original Pentateuch had remained in the ex-/-clusive possession of the priests and Levites,/</text:span></text:p>
      <text:p text:style-name="P3"><text:span text:style-name="T9"/></text:p>
      <text:p text:style-name="P3"><text:span text:style-name="T9">[Page 9]</text:span></text:p>
      <text:p text:style-name="P3"><text:span text:style-name="T9">who may have shaped it as they chose; that/ </text:span><text:span text:style-name="T4">finally it was forgotten</text:span><text:span text:style-name="T9"> its existence fell into oblivion through the evil example</text:span><text:span text:style-name="T4">s</text:span><text:span text:style-name="T9">/ </text:span><text:span text:style-name="T4">which</text:span><text:span text:style-name="T9"> of kings of Israel and also of Judah </text:span><text:span text:style-name="T4">showed by set</text:span><text:span text:style-name="T9"> who/ relapsed into idolatry, till Ezra, after the restor-/-ation from the Babylonian exile, presented it as the verit-/-able Law, while it was not so, and that hence/ the authority of the five books is based upon the/ testimony of a single man. <text:s/>But the unbeliever, who/ abjured the Koran, met more than his match in/ Solomon Ben Adereth. <text:s/>In a pamphlet entitled "a/ treatise against Ishmael," the Rabinnical disputant showed the unreason-/-ableness of presuming that all Jews, the largest num-/-ber left behind, like the comparative few who returned/ from the </text:span><text:span text:style-name="T4">exile</text:span><text:span text:style-name="T9"> captivity, would accept the rigorous ordinances/ of the Pentateuch, alleged to have been altogether or largely invented by/ Ezra. <text:s/>He demonstrated from internal evidences the/ untenableness of the arguments advanced, and victor-/-iously pointed out from a literary, historical and/ soundly logical standpoint, the impossibility of at-/-tributing to the Scribe who wrote ten </text:span><text:span text:style-name="T4">ceu</text:span><text:span text:style-name="T9"> centuries after/ Moses, the authorship of any of the holy volumes, accepted/ by Christians and Mohammedans, as the genuine emanation/</text:span></text:p>
      <text:p text:style-name="P3"><text:span text:style-name="T9"/></text:p>
      <text:p text:style-name="P3"><text:span text:style-name="T9">[Page 10]</text:span></text:p>
      <text:p text:style-name="P3"><text:span text:style-name="T9">of the inspired son of Amram. <text:s/>In reading of/ the attempt of a descendant of Hagar in the thir-/-teenth century to </text:span><text:span text:style-name="T4">fight</text:span><text:span text:style-name="T9"> attack the religion of </text:span><text:span text:style-name="T4">the seed of</text:span><text:span text:style-name="T9">/ Abraham's posterity one is reminded of what some of the/ would critics of the nineteenth century boldly advance./ <text:s/>They too wish to strip Moses of the mantle of/ glory donned at Sina</text:span><text:span text:style-name="T8">ï</text:span><text:span text:style-name="T9">, and array with it, one/ of his disciples born many ages later. <text:s/>but/ in all truth, we might </text:span><text:span text:style-name="T4">as well</text:span><text:span text:style-name="T9"> more readily accept the sense-/-less theory that lord Bacon composed the Shakes-/-perian plays, as to believe that Ezra penned in any shape or from the/ code in which antediluvian, patriarchal, and Hebrew bondage/ times are recorded, whose desert </text:span><text:span text:style-name="T4">wandering</text:span><text:span text:style-name="T9"> peregrination, rules concerning the wander-/-ing tribes, their complaints and their life and their/ worship and their conquest of East-Jordanic tribes/ are minutely described. <text:s/>Nay, infinitely less credible/ is </text:span><text:span text:style-name="T4">that notion</text:span><text:span text:style-name="T9"> such an absurdity, since language, circumstances and/ surroundings stand up and proclaim that idea the/ summary of follies. <text:s/>To believing Israelites I/ will say with Ben Adereth. <text:s/>The </text:span><text:span text:style-name="T4">genuineness</text:span><text:span text:style-name="T9"> legitimacy/ of the Torah is testified by a people who have/</text:span></text:p>
      <text:p text:style-name="P3"><text:span text:style-name="T9"/></text:p>
      <text:p text:style-name="P3"><text:span text:style-name="T9">[Page 11]</text:span></text:p>
      <text:p text:style-name="P3"><text:span text:style-name="T9">received by a chain of traditions, coming down from the summit of Horeb, &amp; who/ have lived through it and by it </text:span><text:span text:style-name="T4">and who</text:span><text:span text:style-name="T9"> to this/ day, firmly declaring: "This is the Law which/ Moses set before the Children of Israel." <text:s/>"Moses/ commanded us a Law, it is the inheritance of/ the Congregation of Jacob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3:27:05.11</meta:creation-date>
    <meta:document-statistic meta:table-count="0" meta:image-count="0" meta:object-count="0" meta:page-count="5" meta:paragraph-count="89" meta:word-count="2164" meta:character-count="13777"/>
    <dc:date>2013-01-10T15:08:48.58</dc:date>
    <meta:editing-duration>PT5M31S</meta:editing-duration>
    <meta:editing-cycles>1</meta:editing-cycles>
    <meta:generator>OpenOffice.org/3.4.1$Win32 OpenOffice.org_project/341m1$Build-9593</meta:generator>
  </office:meta>
</office:document-meta>
</file>